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340000083406B4E7708F9BA392.png" manifest:media-type="image/png"/>
  <manifest:file-entry manifest:full-path="Pictures/10000201000002000000020019CD1C846CA3ED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625cm" svg:height="9.625cm" svg:x="7.68cm" svg:y="5.98cm">
          <draw:image xlink:href="Pictures/10000201000008340000083406B4E7708F9BA392.png" xlink:type="simple" xlink:show="embed" xlink:actuate="onLoad" draw:mime-type="image/png">
            <text:p/>
          </draw:image>
        </draw:frame>
        <draw:frame draw:style-name="gr2" draw:text-style-name="P1" draw:layer="layout" svg:width="18.058cm" svg:height="18.058cm" svg:x="1.952cm" svg:y="3.262cm">
          <draw:image xlink:href="Pictures/10000201000002000000020019CD1C846CA3EDF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2T14:59:42.177000000</meta:creation-date>
    <dc:date>2022-09-12T15:08:04.700000000</dc:date>
    <meta:editing-duration>PT8M22S</meta:editing-duration>
    <meta:editing-cycles>2</meta:editing-cycles>
    <meta:generator>LibreOffice/7.1.2.2$Windows_X86_64 LibreOffice_project/8a45595d069ef5570103caea1b71cc9d82b2aae4</meta:generator>
    <meta:document-statistic meta:object-count="2"/>
  </office:meta>
</office:document-meta>
</file>